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c59" officeooo:paragraph-rsid="00116c59"/>
    </style:style>
    <style:style style:name="P2" style:family="paragraph" style:parent-style-name="Standard">
      <style:text-properties officeooo:rsid="00135dda" officeooo:paragraph-rsid="00135dda"/>
    </style:style>
    <style:style style:name="P3" style:family="paragraph" style:parent-style-name="Standard">
      <style:text-properties officeooo:rsid="00135dda" officeooo:paragraph-rsid="001553ce"/>
    </style:style>
    <style:style style:name="P4" style:family="paragraph" style:parent-style-name="Standard">
      <style:text-properties officeooo:rsid="001553ce" officeooo:paragraph-rsid="001553ce"/>
    </style:style>
    <style:style style:name="P5" style:family="paragraph" style:parent-style-name="Standard">
      <style:text-properties officeooo:rsid="0016d2cc" officeooo:paragraph-rsid="0016d2cc"/>
    </style:style>
    <style:style style:name="P6" style:family="paragraph" style:parent-style-name="Standard">
      <style:text-properties officeooo:rsid="0018950d" officeooo:paragraph-rsid="0018950d"/>
    </style:style>
    <style:style style:name="T1" style:family="text">
      <style:text-properties officeooo:rsid="001553ce"/>
    </style:style>
    <style:style style:name="T2" style:family="text">
      <style:text-properties officeooo:rsid="001895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2">Escribir su “peso”</text:p>
      <text:p text:style-name="P2">Leer “peso”</text:p>
      <text:p text:style-name="P2">peso=M</text:p>
      <text:p text:style-name="P2"/>
      <text:p text:style-name="P2">Escribir su “altura”</text:p>
      <text:p text:style-name="P2">leer “altura”</text:p>
      <text:p text:style-name="P2">altura=H</text:p>
      <text:p text:style-name="P2"/>
      <text:p text:style-name="P2">Imc= M/H*H</text:p>
      <text:p text:style-name="P2"><text:s text:c="3"/>if Imc&lt;=18,5, escribir” se encuentra debajo del peso remondado”</text:p>
      <text:p text:style-name="P2"><text:s text:c="3"/>if Imc&gt;18,5 y Imc&lt;=24,9, escribir” se encuentra <text:span text:style-name="T1">en su </text:span>peso remondado”</text:p>
      <text:p text:style-name="P3"><text:s text:c="3"/><text:span text:style-name="T1">if Imc&gt;=25 y Imc&lt;=29,9, </text:span>escribir” se encuentra <text:span text:style-name="T1">sobre </text:span>el peso remondado”</text:p>
      <text:p text:style-name="P3"/>
      <text:p text:style-name="P3"/>
      <text:p text:style-name="P4">Ejercicio 2</text:p>
      <text:p text:style-name="P4"/>
      <text:p text:style-name="P5">N=5000</text:p>
      <text:p text:style-name="P6">F=0</text:p>
      <text:p text:style-name="P5">Escribir ”Cuantos boletos desea comprar?”</text:p>
      <text:p text:style-name="P5">Leer ”Cuantos boletos desea comprar?”</text:p>
      <text:p text:style-name="P5">Cuantos boletos desea comprar? = C</text:p>
      <text:p text:style-name="P5"/>
      <text:p text:style-name="P5">Escribir ”Cual seria la edad del usuario del boleto?” </text:p>
      <text:p text:style-name="P5">Leer ”Cual seria la edad del usuario del boleto?” </text:p>
      <text:p text:style-name="P5">Cual seria la edad del usuario del boleto?= X</text:p>
      <text:p text:style-name="P5"><text:s text:c="3"/>if X&lt;12, N*70/100=P, <text:span text:style-name="T2">Sumar</text:span> a F </text:p>
      <text:p text:style-name="P5"><text:s text:c="3"/>if X&gt;65, N*80/100=P, <text:span text:style-name="T2">Sumar </text:span>a F</text:p>
      <text:p text:style-name="P5"><text:s text:c="3"/>If X &gt;12 y X&lt;65, N=P, <text:span text:style-name="T2">Sumar </text:span>a F</text:p>
      <text:p text:style-name="P5">Repetir C veces</text:p>
      <text:p text:style-name="P5"/>
      <text:p text:style-name="P5">Escribir (“la suma a pagar serian:”, F, “Pesos”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49:01.189489433</meta:creation-date>
    <dc:date>2023-04-14T15:37:25.605320403</dc:date>
    <meta:editing-duration>PT3M39S</meta:editing-duration>
    <meta:editing-cycles>1</meta:editing-cycles>
    <meta:document-statistic meta:table-count="0" meta:image-count="0" meta:object-count="0" meta:page-count="1" meta:paragraph-count="25" meta:word-count="126" meta:character-count="754" meta:non-whitespace-character-count="632"/>
    <meta:generator>LibreOffice/7.3.7.2$Linux_X86_64 LibreOffice_project/30$Build-2</meta:generator>
  </office:meta>
</office:document-meta>
</file>